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rsid="000d9050" officeooo:paragraph-rsid="0017a8ab"/>
    </style:style>
    <style:style style:name="P7" style:family="paragraph" style:parent-style-name="Standard">
      <style:text-properties style:font-name="Ubuntu" officeooo:paragraph-rsid="0021b69c"/>
    </style:style>
    <style:style style:name="P8" style:family="paragraph" style:parent-style-name="Standard">
      <style:text-properties style:font-name="Ubuntu" officeooo:paragraph-rsid="00220cce"/>
    </style:style>
    <style:style style:name="P9" style:family="paragraph" style:parent-style-name="Standard">
      <style:text-properties style:font-name="Ubuntu" officeooo:paragraph-rsid="000f424e"/>
    </style:style>
    <style:style style:name="P10" style:family="paragraph" style:parent-style-name="Standard">
      <style:text-properties style:font-name="Ubuntu" officeooo:rsid="0010788b" officeooo:paragraph-rsid="0010788b"/>
    </style:style>
    <style:style style:name="P11" style:family="paragraph" style:parent-style-name="Standard">
      <style:text-properties style:font-name="Ubuntu" officeooo:rsid="0010788b" officeooo:paragraph-rsid="002b4ab3"/>
    </style:style>
    <style:style style:name="P12" style:family="paragraph" style:parent-style-name="Standard">
      <style:text-properties style:font-name="Ubuntu" officeooo:rsid="0010788b" officeooo:paragraph-rsid="002eb291"/>
    </style:style>
    <style:style style:name="P13" style:family="paragraph" style:parent-style-name="Standard">
      <style:text-properties style:font-name="Ubuntu" officeooo:rsid="0010788b" officeooo:paragraph-rsid="003e4395"/>
    </style:style>
    <style:style style:name="P14" style:family="paragraph" style:parent-style-name="Standard">
      <style:text-properties style:font-name="Ubuntu" officeooo:rsid="0010788b" officeooo:paragraph-rsid="004311b8"/>
    </style:style>
    <style:style style:name="P15" style:family="paragraph" style:parent-style-name="Standard">
      <style:text-properties style:font-name="Ubuntu" officeooo:rsid="00114049" officeooo:paragraph-rsid="00114049"/>
    </style:style>
    <style:style style:name="P16" style:family="paragraph" style:parent-style-name="Standard">
      <style:text-properties style:font-name="Ubuntu" officeooo:rsid="00114049" officeooo:paragraph-rsid="002b6b02"/>
    </style:style>
    <style:style style:name="P17" style:family="paragraph" style:parent-style-name="Standard">
      <style:text-properties style:font-name="Ubuntu" officeooo:rsid="00114049" officeooo:paragraph-rsid="00314b96"/>
    </style:style>
    <style:style style:name="P18" style:family="paragraph" style:parent-style-name="Standard">
      <style:text-properties style:font-name="Ubuntu" officeooo:rsid="00114049" officeooo:paragraph-rsid="003308bc"/>
    </style:style>
    <style:style style:name="P19" style:family="paragraph" style:parent-style-name="Standard">
      <style:text-properties style:font-name="Ubuntu" officeooo:rsid="00114049" officeooo:paragraph-rsid="00297869"/>
    </style:style>
    <style:style style:name="P20" style:family="paragraph" style:parent-style-name="Standard">
      <style:text-properties style:font-name="Ubuntu" style:font-name-asian="Arial1" style:font-name-complex="Tahoma"/>
    </style:style>
    <style:style style:name="P21" style:family="paragraph" style:parent-style-name="Standard">
      <style:text-properties style:font-name="Ubuntu" officeooo:paragraph-rsid="004311b8" style:font-name-asian="Arial1" style:font-name-complex="Tahoma"/>
    </style:style>
    <style:style style:name="P22" style:family="paragraph" style:parent-style-name="Standard">
      <style:text-properties style:font-name="Ubuntu" officeooo:rsid="000f424e" officeooo:paragraph-rsid="00220cce"/>
    </style:style>
    <style:style style:name="P23" style:family="paragraph" style:parent-style-name="Standard">
      <style:text-properties style:font-name="Ubuntu" officeooo:rsid="002b6b02" officeooo:paragraph-rsid="002b6b02"/>
    </style:style>
    <style:style style:name="P24" style:family="paragraph" style:parent-style-name="Standard">
      <style:text-properties style:font-name="Ubuntu" officeooo:paragraph-rsid="002b6b02"/>
    </style:style>
    <style:style style:name="P25" style:family="paragraph" style:parent-style-name="Standard">
      <style:text-properties style:font-name="Ubuntu" officeooo:rsid="00324482" officeooo:paragraph-rsid="00324482"/>
    </style:style>
    <style:style style:name="P26" style:family="paragraph" style:parent-style-name="Standard">
      <style:text-properties style:font-name="Ubuntu" officeooo:rsid="003a6b25" officeooo:paragraph-rsid="003a6b25"/>
    </style:style>
    <style:style style:name="P27" style:family="paragraph" style:parent-style-name="Standard">
      <style:text-properties style:font-name="Ubuntu" officeooo:rsid="003a6b25" officeooo:paragraph-rsid="003ae3f2"/>
    </style:style>
    <style:style style:name="P28" style:family="paragraph" style:parent-style-name="Standard">
      <style:text-properties style:font-name="Ubuntu" officeooo:rsid="003a6b25" officeooo:paragraph-rsid="005bb385"/>
    </style:style>
    <style:style style:name="P29" style:family="paragraph" style:parent-style-name="Standard">
      <style:text-properties style:font-name="Ubuntu" officeooo:rsid="003a6b25" officeooo:paragraph-rsid="005ca3e4"/>
    </style:style>
    <style:style style:name="P30" style:family="paragraph" style:parent-style-name="Standard">
      <style:text-properties style:font-name="Ubuntu" officeooo:rsid="003a6b25" officeooo:paragraph-rsid="0062ce24"/>
    </style:style>
    <style:style style:name="P31" style:family="paragraph" style:parent-style-name="Standard">
      <style:text-properties style:font-name="Ubuntu" officeooo:rsid="003a6b25" officeooo:paragraph-rsid="00653a02"/>
    </style:style>
    <style:style style:name="P32" style:family="paragraph" style:parent-style-name="Standard">
      <style:text-properties style:font-name="Ubuntu" officeooo:rsid="003a6b25" officeooo:paragraph-rsid="00657e85"/>
    </style:style>
    <style:style style:name="P33" style:family="paragraph" style:parent-style-name="Standard">
      <style:text-properties style:font-name="Ubuntu" officeooo:rsid="00314b96" officeooo:paragraph-rsid="0045d259"/>
    </style:style>
    <style:style style:name="P34" style:family="paragraph" style:parent-style-name="Standard">
      <style:text-properties style:font-name="Ubuntu" officeooo:rsid="0027a4f9" officeooo:paragraph-rsid="002eb291"/>
    </style:style>
    <style:style style:name="P35" style:family="paragraph" style:parent-style-name="Standard">
      <style:text-properties style:font-name="Ubuntu" officeooo:rsid="0036093e" officeooo:paragraph-rsid="003d9911"/>
    </style:style>
    <style:style style:name="P36" style:family="paragraph" style:parent-style-name="Standard">
      <style:text-properties style:font-name="Ubuntu" officeooo:rsid="003e4395" officeooo:paragraph-rsid="003e4395"/>
    </style:style>
    <style:style style:name="P37" style:family="paragraph" style:parent-style-name="Standard">
      <style:text-properties style:font-name="Ubuntu" officeooo:rsid="00431774" officeooo:paragraph-rsid="00431774"/>
    </style:style>
    <style:style style:name="P38" style:family="paragraph" style:parent-style-name="Standard">
      <style:text-properties style:font-name="Ubuntu" officeooo:rsid="0044dfdc" officeooo:paragraph-rsid="0044dfdc"/>
    </style:style>
    <style:style style:name="P39" style:family="paragraph" style:parent-style-name="Standard">
      <style:text-properties style:font-name="Ubuntu" officeooo:rsid="002eb291" officeooo:paragraph-rsid="0045d259"/>
    </style:style>
    <style:style style:name="P40" style:family="paragraph" style:parent-style-name="Standard">
      <style:text-properties style:font-name="Ubuntu" officeooo:rsid="0040ccfa" officeooo:paragraph-rsid="0040ccfa"/>
    </style:style>
    <style:style style:name="P41" style:family="paragraph" style:parent-style-name="Standard">
      <style:text-properties style:font-name="Ubuntu" officeooo:paragraph-rsid="004b7e3c"/>
    </style:style>
    <style:style style:name="P42" style:family="paragraph" style:parent-style-name="Standard">
      <style:text-properties style:font-name="Ubuntu" officeooo:rsid="004b7e3c" officeooo:paragraph-rsid="004b7e3c"/>
    </style:style>
    <style:style style:name="P43" style:family="paragraph" style:parent-style-name="Standard">
      <style:text-properties style:font-name="Ubuntu" officeooo:rsid="004c717f" officeooo:paragraph-rsid="004c717f"/>
    </style:style>
    <style:style style:name="P44" style:family="paragraph" style:parent-style-name="Standard">
      <style:text-properties style:font-name="Ubuntu" officeooo:rsid="004c717f" officeooo:paragraph-rsid="00646796"/>
    </style:style>
    <style:style style:name="P45" style:family="paragraph" style:parent-style-name="Standard">
      <style:text-properties style:font-name="Ubuntu" officeooo:rsid="0037fda1" officeooo:paragraph-rsid="00584bb7"/>
    </style:style>
    <style:style style:name="P46" style:family="paragraph" style:parent-style-name="Standard">
      <style:text-properties style:font-name="Ubuntu" officeooo:rsid="002b4ab3" officeooo:paragraph-rsid="0046f2cb"/>
    </style:style>
    <style:style style:name="P47" style:family="paragraph" style:parent-style-name="Standard">
      <style:text-properties style:font-name="Ubuntu" officeooo:rsid="002b4ab3" officeooo:paragraph-rsid="00584bb7"/>
    </style:style>
    <style:style style:name="P48" style:family="paragraph" style:parent-style-name="Standard">
      <style:text-properties fo:font-variant="normal" fo:text-transform="none" fo:color="#000000" style:font-name="Ubuntu" fo:font-size="12pt" fo:letter-spacing="normal" fo:font-style="normal" fo:font-weight="normal" officeooo:rsid="0023cf73" officeooo:paragraph-rsid="0022e440" style:font-size-asian="12pt"/>
    </style:style>
    <style:style style:name="P49" style:family="paragraph" style:parent-style-name="Standard">
      <style:paragraph-properties fo:break-before="page"/>
      <style:text-properties style:font-name="Ubuntu"/>
    </style:style>
    <style:style style:name="P50" style:family="paragraph" style:parent-style-name="Standard">
      <style:paragraph-properties fo:break-before="page"/>
      <style:text-properties style:font-name="Ubuntu" officeooo:rsid="002b6b02" officeooo:paragraph-rsid="002b6b02"/>
    </style:style>
    <style:style style:name="P51" style:family="paragraph" style:parent-style-name="Standard">
      <style:text-properties style:font-name="Ubuntu" officeooo:rsid="005bb385" officeooo:paragraph-rsid="0060050b"/>
    </style:style>
    <style:style style:name="P52" style:family="paragraph" style:parent-style-name="Standard">
      <style:text-properties style:font-name="Ubuntu" officeooo:rsid="004f417e" officeooo:paragraph-rsid="00646796"/>
    </style:style>
    <style:style style:name="P53" style:family="paragraph" style:parent-style-name="Standard">
      <style:text-properties style:font-name="Ubuntu" officeooo:rsid="00646796" officeooo:paragraph-rsid="00646796"/>
    </style:style>
    <style:style style:name="P54" style:family="paragraph" style:parent-style-name="Standard">
      <style:text-properties style:font-name="Ubuntu" officeooo:rsid="0055b750" officeooo:paragraph-rsid="00653a02"/>
    </style:style>
    <style:style style:name="P55" style:family="paragraph" style:parent-style-name="Standard">
      <style:text-properties style:font-name="Ubuntu" officeooo:paragraph-rsid="006a5423"/>
    </style:style>
    <style:style style:name="T1" style:family="text">
      <style:text-properties officeooo:rsid="00180a2a"/>
    </style:style>
    <style:style style:name="T2" style:family="text">
      <style:text-properties officeooo:rsid="00431774"/>
    </style:style>
    <style:style style:name="T3" style:family="text">
      <style:text-properties style:text-underline-style="solid" style:text-underline-width="auto" style:text-underline-color="font-color"/>
    </style:style>
    <style:style style:name="T4" style:family="text">
      <style:text-properties style:font-name-asian="Arial1" style:font-name-complex="Tahoma"/>
    </style:style>
    <style:style style:name="T5" style:family="text">
      <style:text-properties officeooo:rsid="0009fc0a"/>
    </style:style>
    <style:style style:name="T6" style:family="text">
      <style:text-properties officeooo:rsid="0010788b"/>
    </style:style>
    <style:style style:name="T7" style:family="text">
      <style:text-properties officeooo:rsid="0012f1db"/>
    </style:style>
    <style:style style:name="T8" style:family="text">
      <style:text-properties officeooo:rsid="00157a12"/>
    </style:style>
    <style:style style:name="T9" style:family="text">
      <style:text-properties officeooo:rsid="0015ab21"/>
    </style:style>
    <style:style style:name="T10" style:family="text">
      <style:text-properties officeooo:rsid="001c9e80"/>
    </style:style>
    <style:style style:name="T11" style:family="text">
      <style:text-properties officeooo:rsid="001e8657"/>
    </style:style>
    <style:style style:name="T12" style:family="text">
      <style:text-properties officeooo:rsid="001f43b8"/>
    </style:style>
    <style:style style:name="T13" style:family="text">
      <style:text-properties officeooo:rsid="0022e440"/>
    </style:style>
    <style:style style:name="T14" style:family="text">
      <style:text-properties fo:color="#000000" fo:font-size="12pt" style:font-size-asian="12pt"/>
    </style:style>
    <style:style style:name="T15" style:family="text">
      <style:text-properties fo:color="#000000" fo:font-size="12pt" officeooo:rsid="0022e440" style:font-size-asian="12pt"/>
    </style:style>
    <style:style style:name="T16" style:family="text">
      <style:text-properties fo:font-variant="normal" fo:text-transform="none" fo:color="#000000" fo:font-size="12pt" fo:letter-spacing="normal" fo:font-style="normal" fo:font-weight="normal" style:font-size-asian="12pt"/>
    </style:style>
    <style:style style:name="T17" style:family="text">
      <style:text-properties fo:font-variant="normal" fo:text-transform="none" fo:color="#000000" fo:font-size="12pt" fo:letter-spacing="normal" fo:font-style="normal" fo:font-weight="normal" officeooo:rsid="0022e440" style:font-size-asian="12pt"/>
    </style:style>
    <style:style style:name="T18" style:family="text">
      <style:text-properties fo:font-variant="normal" fo:text-transform="none" fo:color="#000000" fo:font-size="12pt" fo:letter-spacing="normal" fo:font-style="normal" fo:font-weight="normal" officeooo:rsid="0023cf73" style:font-size-asian="12pt"/>
    </style:style>
    <style:style style:name="T19" style:family="text">
      <style:text-properties fo:font-variant="normal" fo:text-transform="none" fo:color="#000000" fo:font-size="12pt" fo:letter-spacing="normal" fo:font-style="normal" fo:font-weight="normal" officeooo:rsid="002c29b7" style:font-size-asian="12pt"/>
    </style:style>
    <style:style style:name="T20" style:family="text">
      <style:text-properties fo:font-variant="normal" fo:text-transform="none" fo:color="#000000" fo:font-size="12pt" fo:letter-spacing="normal" fo:font-style="normal" fo:font-weight="normal" officeooo:rsid="00653a02" style:font-size-asian="12pt"/>
    </style:style>
    <style:style style:name="T21" style:family="text">
      <style:text-properties fo:font-variant="normal" fo:text-transform="none" fo:color="#000000" fo:font-size="12pt" fo:letter-spacing="normal" fo:font-style="normal" fo:font-weight="normal" officeooo:rsid="005bb385" style:font-size-asian="12pt"/>
    </style:style>
    <style:style style:name="T22" style:family="text">
      <style:text-properties fo:font-variant="normal" fo:text-transform="none" fo:color="#000000" fo:font-size="12pt" fo:letter-spacing="normal" fo:font-style="normal" fo:font-weight="normal" officeooo:rsid="00676721" style:font-size-asian="12pt"/>
    </style:style>
    <style:style style:name="T23" style:family="text">
      <style:text-properties style:font-name-asian="Perpetua" style:font-name-complex="Perpetua"/>
    </style:style>
    <style:style style:name="T24" style:family="text">
      <style:text-properties style:font-name="Ubuntu"/>
    </style:style>
    <style:style style:name="T25" style:family="text">
      <style:text-properties officeooo:rsid="0026b86e"/>
    </style:style>
    <style:style style:name="T26" style:family="text">
      <style:text-properties officeooo:rsid="0027a4f9"/>
    </style:style>
    <style:style style:name="T27" style:family="text">
      <style:text-properties officeooo:rsid="002887d6"/>
    </style:style>
    <style:style style:name="T28" style:family="text">
      <style:text-properties officeooo:rsid="00297869"/>
    </style:style>
    <style:style style:name="T29" style:family="text">
      <style:text-properties officeooo:rsid="002b1a6b"/>
    </style:style>
    <style:style style:name="T30" style:family="text">
      <style:text-properties officeooo:rsid="002b4ab3"/>
    </style:style>
    <style:style style:name="T31" style:family="text">
      <style:text-properties officeooo:rsid="002c1a09"/>
    </style:style>
    <style:style style:name="T32" style:family="text">
      <style:text-properties officeooo:rsid="002d125f"/>
    </style:style>
    <style:style style:name="T33" style:family="text">
      <style:text-properties officeooo:rsid="002eb291"/>
    </style:style>
    <style:style style:name="T34" style:family="text">
      <style:text-properties officeooo:rsid="0032ae71"/>
    </style:style>
    <style:style style:name="T35" style:family="text">
      <style:text-properties officeooo:rsid="003308bc"/>
    </style:style>
    <style:style style:name="T36" style:family="text">
      <style:text-properties officeooo:rsid="0036093e"/>
    </style:style>
    <style:style style:name="T37" style:family="text">
      <style:text-properties officeooo:rsid="0036ad83"/>
    </style:style>
    <style:style style:name="T38" style:family="text">
      <style:text-properties officeooo:rsid="00387580"/>
    </style:style>
    <style:style style:name="T39" style:family="text">
      <style:text-properties officeooo:rsid="003b452f"/>
    </style:style>
    <style:style style:name="T40" style:family="text">
      <style:text-properties officeooo:rsid="003d9911"/>
    </style:style>
    <style:style style:name="T41" style:family="text">
      <style:text-properties officeooo:rsid="003f1ae5"/>
    </style:style>
    <style:style style:name="T42" style:family="text">
      <style:text-properties officeooo:rsid="00424cdf"/>
    </style:style>
    <style:style style:name="T43" style:family="text">
      <style:text-properties officeooo:rsid="0044dfdc"/>
    </style:style>
    <style:style style:name="T44" style:family="text">
      <style:text-properties officeooo:rsid="0045d259"/>
    </style:style>
    <style:style style:name="T45" style:family="text">
      <style:text-properties officeooo:rsid="004608dc"/>
    </style:style>
    <style:style style:name="T46" style:family="text">
      <style:text-properties officeooo:rsid="004b7e3c"/>
    </style:style>
    <style:style style:name="T47" style:family="text">
      <style:text-properties officeooo:rsid="004c717f"/>
    </style:style>
    <style:style style:name="T48" style:family="text">
      <style:text-properties officeooo:rsid="004e6c9b"/>
    </style:style>
    <style:style style:name="T49" style:family="text">
      <style:text-properties officeooo:rsid="005039fc"/>
    </style:style>
    <style:style style:name="T50" style:family="text">
      <style:text-properties officeooo:rsid="00517a5b"/>
    </style:style>
    <style:style style:name="T51" style:family="text">
      <style:text-properties officeooo:rsid="00520112"/>
    </style:style>
    <style:style style:name="T52" style:family="text">
      <style:text-properties officeooo:rsid="0055b750"/>
    </style:style>
    <style:style style:name="T53" style:family="text">
      <style:text-properties officeooo:rsid="0058fc1e"/>
    </style:style>
    <style:style style:name="T54" style:family="text">
      <style:text-properties officeooo:rsid="005969bc"/>
    </style:style>
    <style:style style:name="T55" style:family="text">
      <style:text-properties officeooo:rsid="005b0ed4"/>
    </style:style>
    <style:style style:name="T56" style:family="text">
      <style:text-properties officeooo:rsid="00657e85"/>
    </style:style>
    <style:style style:name="T57" style:family="text">
      <style:text-properties officeooo:rsid="00676721"/>
    </style:style>
    <style:style style:name="T58" style:family="text">
      <style:text-properties officeooo:rsid="0068d0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4">Licensed under the TAPR Open Hardware License (</text:span><text:a xlink:type="simple" xlink:href="http://www.tapr.org/OHL" text:style-name="Internet_20_link" text:visited-style-name="Visited_20_Internet_20_Link"><text:span text:style-name="T24">www.tapr.org/OHL</text:span></text:a><text:span text:style-name="T24">).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4">You should have received a copy of the GNU General Public License along with this program. <text:s/>If not, see &lt;</text:span><text:a xlink:type="simple" xlink:href="http://www.gnu.org/licenses/" text:style-name="Internet_20_link" text:visited-style-name="Visited_20_Internet_20_Link"><text:span text:style-name="T24">http://www.gnu.org/licenses/</text:span></text:a><text:span text:style-name="T24">&gt;. A copy of the license is included See file: GPL.TXT </text:span></text:p>
      <text:p text:style-name="P2"/>
      <text:p text:style-name="P3">Innovator<text:span text:style-name="T8">s</text:span>: <text:s/><text:tab/><text:span text:style-name="T8">Liselotte Scheu dba Scheus Rainbow Army</text:span> <text:s text:c="2"/>email: <text:span text:style-name="T5">kappa@dekka</text:span>.com</text:p>
      <text:p text:style-name="P2"><text:tab/><text:tab/>17600 S. Pacific HWY #20</text:p>
      <text:p text:style-name="P2"><text:tab/><text:tab/>Marylhurst, OR 97036-0020 <text:s text:c="3"/>usa</text:p>
      <text:p text:style-name="P2"><text:tab/><text:tab/>Place of performance:<text:tab/><text:tab/><text:span text:style-name="T8">place of business</text:span></text:p>
      <text:p text:style-name="P2"><text:tab/><text:tab/>Employer status: <text:tab/><text:tab/><text:tab/>self-employed (SB)</text:p>
      <text:p text:style-name="P2"><text:tab/><text:tab/><text:span text:style-name="T8">Contribution:<text:tab/><text:tab/><text:tab/><text:tab/>commercial, material, motivational support</text:span></text:p>
      <text:p text:style-name="P2"/>
      <text:p text:style-name="P4"><text:tab/><text:tab/><text:span text:style-name="T8">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8">self</text:span></text:p>
      <text:p text:style-name="P4"/>
      <text:p text:style-name="P2">Abstract </text:p>
      <text:p text:style-name="P2"/>
      <text:p text:style-name="P5">This hardware design is for building an indoor <text:span text:style-name="T34">television (</text:span>tv<text:span text:style-name="T34">)</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35">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23"/>
      <text:p text:style-name="P50">Table of Contents</text:p>
      <text:p text:style-name="P23"/>
      <text:p text:style-name="P23">Background</text:p>
      <text:p text:style-name="P23">I. Problem</text:p>
      <text:p text:style-name="P23">II. Technically complete description of innovation</text:p>
      <text:p text:style-name="P23"><text:s text:c="2"/>II.A. Purpose and description of innovation</text:p>
      <text:p text:style-name="P23"><text:s text:c="2"/>II.B. Identification of component parts or steps, and explanation of mode of operation of innovation (with sketches)</text:p>
      <text:p text:style-name="P23"><text:s text:c="2"/>II.B.1. <text:span text:style-name="T26">horizontal loop antenna</text:span></text:p>
      <text:p text:style-name="P16"><text:s text:c="2"/>II.B.2. “monopole” vertical antenna <text:span text:style-name="T30">(optional)</text:span></text:p>
      <text:p text:style-name="P16"><text:s text:c="2"/>II.C. Functional operation</text:p>
      <text:p text:style-name="P16"><text:s text:c="2"/>II.D. Alternate embodiments of the innovation</text:p>
      <text:p text:style-name="P16"><text:s text:c="2"/>II.E. Supportive theory</text:p>
      <text:p text:style-name="P16"><text:s text:c="2"/>II.E.1. Charged particles spiral in collapsing or increasing DC current</text:p>
      <text:p text:style-name="P16"><text:s text:c="2"/>II.E.2. Increasingly high voltages reduces power losses from heat</text:p>
      <text:p text:style-name="P16"><text:s text:c="2"/>II.E.3. Eddy currents increase as AC frequency increases</text:p>
      <text:p text:style-name="P16"><text:s text:c="2"/>II.F. Engineering specifications</text:p>
      <text:p text:style-name="P23"><text:s text:c="2"/>II.F.1 Dimensions and measurements</text:p>
      <text:p text:style-name="P23"><text:s text:c="2"/>II.F.2 Materials</text:p>
      <text:p text:style-name="P23"><text:s text:c="2"/><text:span text:style-name="T33">II.F.3 Manufacturing and assembly</text:span></text:p>
      <text:p text:style-name="P23"><text:s text:c="2"/>II.G. Peripheral equipment</text:p>
      <text:p text:style-name="P23"><text:s text:c="2"/>II.H. Maintenance, reliability, safety factors</text:p>
      <text:p text:style-name="P23">III. Innovation parameters</text:p>
      <text:p text:style-name="P23"><text:s text:c="2"/>III.A. Novel or unique features</text:p>
      <text:p text:style-name="P23"><text:s text:c="2"/>III.B. Advantages of innovation</text:p>
      <text:p text:style-name="P23"><text:s text:c="2"/>III.C. Development or new conceptual problems</text:p>
      <text:p text:style-name="P23"><text:s text:c="2"/>III.D. Test data and source of error</text:p>
      <text:p text:style-name="P23"><text:s text:c="2"/>III.E. Analysis of capabilities</text:p>
      <text:p text:style-name="P23">IV. Potential commercial applications and points of contact</text:p>
      <text:p text:style-name="P23">V. Other</text:p>
      <text:p text:style-name="P24"><text:s text:c="2"/>V.A. Additional documentation</text:p>
      <text:p text:style-name="P24"><text:s text:c="2"/>V.B. Degree of technology significance</text:p>
      <text:p text:style-name="P24"><text:s text:c="2"/>V.C. State of development</text:p>
      <text:p text:style-name="P23">VI. Patent status</text:p>
      <text:p text:style-name="P23">VII. Signatures of innovator(s), witnesses</text:p>
      <text:p text:style-name="P23"/>
      <text:p text:style-name="P49">Background</text:p>
      <text:p text:style-name="P2"/>
      <text:p text:style-name="P55"><text:span text:style-name="T58">Development of a fast, efficient ion drive for space travel began over a quarter century ago as a thought experiment in high school. <text:s/>The project now lab-ready has reached an impasse with confirmation that funding requires demonstration of a proof-of-concept prototype; A few retires are just not equipped to fund a demo when competing projects already have working ones backed by billions of dollars of resources and investments. </text:span></text:p>
      <text:p text:style-name="P55"/>
      <text:p text:style-name="P55"><text:span text:style-name="T58">On March 2, 2015 the project gained new footing with introduction of a practical strategy: Demonstrate a part of the proof-of-concept by re-engineering the tv antenna. <text:s/>The functional nature of the antenna design was adopted from inception. The balun was incorporated into the antenna on May 19, 2015 as a way to improve signal quality and strength.</text:span></text:p>
      <text:p text:style-name="P2"/>
      <text:p text:style-name="P2">I. Problem</text:p>
      <text:p text:style-name="P2"/>
      <text:p text:style-name="P6"><text:span text:style-name="T25">The original problem statement:</text:span> <text:span text:style-name="T11">H</text:span>ow to demonstrate competency with novel ion engine <text:span text:style-name="T9">technology while constrained by</text:span> a frugal budget? <text:s/><text:span text:style-name="T11">Due to the expensive and expansive nature of high-energy physics experimentation, the problem statement has percolated to: </text:span></text:p>
      <text:p text:style-name="P6"/>
      <text:p text:style-name="P6">How to design a tv antenna <text:span text:style-name="T10">for tv viewers </text:span>that incorporates design principles not used in conventional tv antenna design <text:span text:style-name="T31">and is competitive with market offerings to fund tooling for further development</text:span>?</text:p>
      <text:p text:style-name="P2"/>
      <text:p text:style-name="P2">II. <text:s/>Technically complete description of innovation</text:p>
      <text:p text:style-name="P2"/>
      <text:p text:style-name="P2">II.A. Purpose and description of innovation</text:p>
      <text:p text:style-name="P2"/>
      <text:p text:style-name="P41"><text:span text:style-name="T12">This apparatus serves as an indoor tv antenna. <text:s/>It is capable of receiving some tv stations that usually require conventional attic antennas. Its</text:span> solid-state, high-Q <text:span text:style-name="T50">low-reactance </text:span>resonator <text:span text:style-name="T46">with integrated balun</text:span> <text:span text:style-name="T46">provides a significant reduction in physical size. The circuit and design are simple while being innovative, because the apparatus avoids many issues of electrical engineering complexity used in conventional antenna design.</text:span> <text:span text:style-name="T46">Flexibility in the design specifications allows prototypes to be built using</text:span> common electric<text:span text:style-name="T48">al telecommunication</text:span> materials. </text:p>
      <text:p text:style-name="P7"/>
      <text:p text:style-name="P22">This apparatus incorporates a unique configuration of a wide-band balun <text:span text:style-name="T46">circuit</text:span> by reducing the circuit into the physical form of the antenna; Conventional tv antennas <text:span text:style-name="T29">usually </text:span>require a balun between the antenna and receiver to balance <text:span text:style-name="T29">impedance</text:span>. By eliminating the separate<text:span text:style-name="T46">ness of the</text:span> balun from the signal's path to the receiver, the apparatus is <text:soft-page-break/>capable of delivering a stronger and higher quality signal using <text:span text:style-name="T43">a </text:span>smaller amount of mass <text:span text:style-name="T43">and less components</text:span>. <text:span text:style-name="T29">This apparatus also leverages performance features common to small loop antennas.</text:span> </text:p>
      <text:p text:style-name="P8"/>
      <text:p text:style-name="P48"/>
      <text:p text:style-name="P9"/>
      <text:p text:style-name="P2">II.B. Identification of component parts or steps, and explanation of mode of operation of innovation (with sketches)</text:p>
      <text:p text:style-name="P11"/>
      <text:p text:style-name="P2">II.B.1. <text:span text:style-name="T26">horizontal loop antenna</text:span></text:p>
      <text:p text:style-name="P2"/>
      <text:p text:style-name="P12"><text:span text:style-name="T32">The horizontal loop is the primary visible component of the apparatus. On first look, the</text:span> loop <text:span text:style-name="T26">appears to be a simple loop antenna consisting of a conductive cylinder bent into a circular loop ie a torus. On closer examination, the torus contains a wire oriented coaxially. Specifically, the torus loop </text:span>consists of a coaxial <text:span text:style-name="T26">conductive cylinder surrounding a conductor-wire at the axial center of the cylinder with a nonconductive dielectric between the two conductors. The torus is configured most optimally in a closed-loop with a junction that passes the internal conductive-wire externally. <text:s/>Due to practical limits in construction, the torus may have a break of continuity at the junction of the inner coaxial wire. <text:s/></text:span></text:p>
      <text:p text:style-name="P10"/>
      <text:p text:style-name="P15">II.B.2. monopole vertical antenna <text:span text:style-name="T30">(optional)</text:span></text:p>
      <text:p text:style-name="P15"/>
      <text:p text:style-name="P18"><text:span text:style-name="T27">The</text:span> monopole, <text:span text:style-name="T50">if included,</text:span> <text:span text:style-name="T27">appears to be a simple monopole antenna consisting of a conductive cylinder oriented vertically. On closer examination, the cylinder contains a wire oriented coaxially. </text:span>Specifically, <text:span text:style-name="T28">the cylindrical monopole</text:span> <text:span text:style-name="T6">surrounds a conductor-wire at the axial center of the cylinder with a nonconductive dielectric between the two conductors. The wire is in circuit with the loop's coaxial wire. </text:span></text:p>
      <text:p text:style-name="P19"/>
      <text:p text:style-name="P42">II.B.3. <text:span text:style-name="T47">coaxial inner wire</text:span></text:p>
      <text:p text:style-name="P42"/>
      <text:p text:style-name="P43">The coaxial inner wire of the antenna loop <text:span text:style-name="T48">is</text:span> in an ungrounded closed-loop. <text:span text:style-name="T51">The coaxial wire of the optional monopole either shares the same wire loop or is coupled to it.</text:span></text:p>
      <text:p text:style-name="P43"/>
      <text:p text:style-name="P2">II.C. Functional operation</text:p>
      <text:p text:style-name="P2"/>
      <text:p text:style-name="P33">The antenna collects tv <text:span text:style-name="T44">broadcast electromagnetic (EM) signals</text:span> <text:span text:style-name="T44">and transfers the signals </text:span>to a transmission line that is usually <text:span text:style-name="T44">connected</text:span> to a tv receiver. <text:s/></text:p>
      <text:p text:style-name="P33"/>
      <text:p text:style-name="P33">EM signals are initially broadcast from a television terrestrial transmitter at some distance from the antenna. In the US, tv signals are currently transmitted in UHF and VHF wide <text:soft-page-break/>band frequency spectrums. </text:p>
      <text:p text:style-name="P33"/>
      <text:p text:style-name="P39">A tv signal consists of bits of information encoded into a digital EM signal. The EM signal consists of a combination of synchronized, polarity, amplitude, and phase varying wave cycles and binary fractions (half, forth, eighth, sixteenth etc) of cycles. In the US, tv information bits are embedded via comparative phase offsetting and amplitude modulation such as with 8 bit Vestigial Sideband Modulation (8VSB) or 16 bit Quadrature Amplitude Modulation (16QAM). </text:p>
      <text:p text:style-name="P25"/>
      <text:p text:style-name="P45">An antenna may be simultaneously receiving tv EM signals from multiple transmitters at different angles and azimuths and with different synchronizations. <text:s/>Each distinct change in the accumulated signal represents a possible demarcation of a<text:span text:style-name="T45">n EM</text:span> bit (or signal error). </text:p>
      <text:p text:style-name="P46"/>
      <text:p text:style-name="P47"><text:span text:style-name="T33">For the entire tv EM signal spectrum, there exists one maximum EM bit resolution (think common denominator frequency) that is approximately equal to a binary fraction (0.5^n) of the tv signal bit rate</text:span>. <text:span text:style-name="T33">The EM signal has a higher bit resolution than the tv signal bit rate. </text:span>A<text:span text:style-name="T36">n EM</text:span> bit's <text:span text:style-name="T38">frequency is</text:span> the <text:span text:style-name="T37">shortest </text:span>duration <text:span text:style-name="T37">it takes to</text:span> <text:span text:style-name="T37">uniquely identify all</text:span> <text:span text:style-name="T37">EM </text:span>bit<text:span text:style-name="T37">s</text:span>.<text:span text:style-name="T33"> </text:span><text:s/><text:span text:style-name="T38">An EM bit's wavelength is the distance an EM signal travels for the shortest duration of one EM bit. The EM bit represents the base resonant frequency for the antenna. </text:span></text:p>
      <text:p text:style-name="P27"/>
      <text:p text:style-name="P27">The <text:span text:style-name="T53">antenna loop receives a charge (current and voltage) from the EM signal</text:span>. <text:s text:c="2"/></text:p>
      <text:p text:style-name="P27"/>
      <text:p text:style-name="P27">The antenna loop's <text:span text:style-name="T39">charge</text:span> most significantly <text:span text:style-name="T53">transmits charge difference to ground. </text:span></text:p>
      <text:p text:style-name="P27"/>
      <text:p text:style-name="P28"><text:span text:style-name="T54">The antenna loop's coaxial inner conductor receives a polarity reversed charge (current and voltage) by way of induction and capacitance from the outer antenna loop</text:span>. <text:span text:style-name="T52">The (primary) loop conductor to (secondary) conductor is mostly inductive and results in a positive net signal gain of 1:n. </text:span></text:p>
      <text:p text:style-name="P28"/>
      <text:p text:style-name="P30"><text:span text:style-name="T55">The antenna loop's coaxial, closed-loop inner conductor passes the</text:span> signal <text:span text:style-name="T55">to the inner conductor of a coaxial transmission line for delivery to the signal decoder/receiver such as television. </text:span></text:p>
      <text:p text:style-name="P30"/>
      <text:p text:style-name="P51">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travels on the inner and outer skin of the outer conductor. The inner skin of the outer conductor's signal is reinforced by the reverse polarity of the inner conductor. <text:s/>The outer skin of the outer conductor's signal is dampened by the increasing signal of same polarity from the inner <text:soft-page-break/>skin of the outer conductor. This hypothesis has been indirectly substantiated experimentally by successful demonstration of tv reception using the apparatus. Other influences are not excluded, such as from waveguide properties of the transmission line.</text:p>
      <text:p text:style-name="P29"/>
      <text:p text:style-name="P26">If the <text:span text:style-name="T39">antenna </text:span>loop <text:span text:style-name="T55">circuit</text:span> is <text:span text:style-name="T55">open to facilitate passing the inner wire out of the loop</text:span>, the<text:span text:style-name="T56">re may be less current resulting from EM signal due to a decrease in current feedback from an open-loop configuration</text:span>.</text:p>
      <text:p text:style-name="P26"/>
      <text:p text:style-name="P38">II.D. Alternate <text:span text:style-name="T49">embodiments</text:span> of the innovation</text:p>
      <text:p text:style-name="P38"/>
      <text:p text:style-name="P52">An optional monopole may be required to boost some signals near the low frequency band range boundary (in VHF band for tv). <text:s/>More testing is needed to identify weaknesses in performance; <text:s/>Limitations to date appear due to build quality issues or local environmental factors. Ideally the monopole's coaxial wire shares the same closed-loop wire circuit for consistent balun performance.</text:p>
      <text:p text:style-name="P44"/>
      <text:p text:style-name="P53">Although the apparatus does not deviate substantially from design essentials when a monopole's coaxial wire is separate from the loop's closed-loop wire and coupled to the loop's wire, complexity in tuning may increase exponentially. <text:s/>The monopole's wire may optionally be a wire segment, one side coupled at the junction with the closed-loop, and the other side terminated after passing through the monopole. </text:p>
      <text:p text:style-name="P38"/>
      <text:p text:style-name="P38">II.E.Supportive theory</text:p>
      <text:p text:style-name="P38"/>
      <text:p text:style-name="P54">The dynamics of high frequency inductance and capacitance of coaxial cable are experimentally quantified in “Induction Calculations” by Frederick W. Gover, Chapter 24 High Frequency Formulas, c1946, Dover pp 280-282, and partially restated in “Handbook of Chemistry and Physics”, 43rd Ed, 1963, “Radio Formula”, pp3315-3325.</text:p>
      <text:p text:style-name="P31"/>
      <text:p text:style-name="P38"><text:span text:style-name="T13">The antenna design initially required a</text:span>n external<text:span text:style-name="T13"> wide-band balun. <text:s/>The balun design published by </text:span><text:span text:style-name="T14">Chris Trask </text:span><text:span text:style-name="T15">( </text:span><text:span text:style-name="T14">N7ZWY</text:span><text:span text:style-name="T15"> of </text:span><text:span text:style-name="T14">Sonoran Radio Research, </text:span><text:span text:style-name="T15">Tempe AZ) entitled “A Single-Core 4:1 Current Balun of Improved Performance” (retrieved from </text:span><text:span text:style-name="T17">home.earthlink.net/~christrask/Trask4to1Balun.pdf ) </text:span><text:span text:style-name="T19">seemed particularly appropriate with its </text:span><text:span text:style-name="T16">wide-band application and </text:span><text:span text:style-name="T19">elegant, </text:span><text:span text:style-name="T22">symmetric</text:span><text:span text:style-name="T19"> design</text:span><text:span text:style-name="T17">. </text:span><text:span text:style-name="T19">The balun was incorporated into the antenna when it</text:span><text:span text:style-name="T17"> became apparent that the function of </text:span><text:span text:style-name="T18">each </text:span><text:span text:style-name="T19">balun</text:span><text:span text:style-name="T17"> transformer could be </text:span><text:span text:style-name="T19">substituted</text:span><text:span text:style-name="T17"> with </text:span><text:span text:style-name="T18">a </text:span><text:span text:style-name="T19">coaxial </text:span><text:span text:style-name="T18">conducting </text:span><text:span text:style-name="T19">tube and </text:span><text:span text:style-name="T18">wire </text:span><text:span text:style-name="T19">arrangement</text:span><text:span text:style-name="T18">. </text:span><text:span text:style-name="T20">See file PRIOR-ART-PROOF-OF-CONCEPT.odt for balun transformation details. </text:span></text:p>
      <text:p text:style-name="P38"/>
      <text:p text:style-name="P32"><text:span text:style-name="T21">By definition, a balun exists when the current in the outer skin of the outer conductor of a coaxial transmission line is zero. A balun exists, since the antenna loop connector is </text:span><text:soft-page-break/><text:span text:style-name="T21">coupled with ground and the inner conductor of the transmission line carries a floating signal with reverse polarization. Hypothetically, a portion of the current passes on the inner and outer skin of the outer conductor. The inner skin of the outer conductor's signal is reinforced by the reverse polarity of the inner conductor. <text:s/>The outer skin of the outer conductor's signal is dampened by the increasing signal of same polarity from the inner skin of the outer conductor. This hypothesis has been indirectly substantiated experimentally by successful demonstration of tv reception using the apparatus. Other influences are not excluded, such as from waveguide properties of the transmission line.</text:span></text:p>
      <text:p text:style-name="P2"/>
      <text:p text:style-name="P2">II.F. Engineering specifications</text:p>
      <text:p text:style-name="P2"/>
      <text:p text:style-name="P36">The <text:span text:style-name="T57">base </text:span>EM bit wavelength is small; its complementary frequency is high –<text:span text:style-name="T57">higher than tv transmission bandwidths</text:span>. This apparatus <text:span text:style-name="T42">requires careful construction --like</text:span> any device that works in high frequencies. Performance may be affected by variances in dimensions, alignment, noisy connections etc.</text:p>
      <text:p text:style-name="P36"/>
      <text:p text:style-name="P37">complexity in impedance matching</text:p>
      <text:p text:style-name="P37"/>
      <text:p text:style-name="P40">In general, as the length of transmission line increases (over 10% of EM bit wavelength), impedance matching increases in complexity. <text:s/>to existing complexity surrounding impedance matching of a wide-band antenna.</text:p>
      <text:p text:style-name="P13"/>
      <text:p text:style-name="P2">Refer to Figures 1 to 3 for visual representation of definitions.</text:p>
      <text:p text:style-name="P2"/>
      <text:p text:style-name="P2"><text:span text:style-name="T33">II.F.1 </text:span>Dimensions and measurements</text:p>
      <text:p text:style-name="P2"/>
      <text:p text:style-name="P34">For a given signal bit rate or frequency, the loop's perimeter and cylinder's circumference are a fraction of the EM bit wavelength.</text:p>
      <text:p text:style-name="P12"/>
      <text:p text:style-name="P35">Ideally, each circular conductive path, including the coaxial wire loop and wire circumference, resonates at a binary fraction of an EM bit wavelength to increase signal integrity with varying synchronizations of EM signals.</text:p>
      <text:p text:style-name="P12"/>
      <text:p text:style-name="P17">For a given signal bit rate <text:span text:style-name="T7">or frequency</text:span>, the <text:span text:style-name="T7">monopole's</text:span> and cylinder's circumference is <text:span text:style-name="T7">either: 1. </text:span>a fraction of the <text:span text:style-name="T30">wavelength, where the fraction is one half to the power of a natural number</text:span>; <text:span text:style-name="T7">or 2. a harmony of multiple Q-resonances for multiple frequency bands or channels, such as television UHF/VHF bands or VHF band reception.</text:span></text:p>
      <text:p text:style-name="P17"/>
      <text:p text:style-name="P17"/>
      <text:p text:style-name="P17"/>
      <text:p text:style-name="P2"><text:soft-page-break/></text:p>
      <text:p text:style-name="P2"><text:tab/>r2 is larger than r1</text:p>
      <text:p text:style-name="P2"><text:tab/>r2 is circa an integer multiple of r1</text:p>
      <text:p text:style-name="P2"><text:tab/>A4 <text:span text:style-name="T23">x</text:span> k <text:span text:style-name="T23">≥</text:span> A1</text:p>
      <text:p text:style-name="P2"><text:tab/>c3 = c1 <text:span text:style-name="T23">x</text:span> j1, where j1 is within the range of a positive integer <text:span text:style-name="T23">∓ </text:span><text:span text:style-name="T4">r4 and c3 &gt; 1</text:span></text:p>
      <text:p text:style-name="P20"><text:tab/>c1, c2, and c3 are circa integer multiples of the length of c4</text:p>
      <text:p text:style-name="P20"><text:tab/>c5 is an integer multiple of c4</text:p>
      <text:p text:style-name="P20"/>
      <text:p text:style-name="P20"><text:span text:style-name="T33">II.F.2 </text:span>Materials</text:p>
      <text:p text:style-name="P20"/>
      <text:p text:style-name="P14"><text:span text:style-name="T41">Testing shows that</text:span> 75ohm coaxial cable can be awkwardly arranged to fit the minimum performance requirements <text:span text:style-name="T40">of the antenna loop and optional monopole.</text:span></text:p>
      <text:p text:style-name="P21"/>
      <text:p text:style-name="P20"><text:span text:style-name="T33">II.F.3 </text:span>Manufacturing and assembly</text:p>
      <text:p text:style-name="P20"/>
      <text:p text:style-name="P20">Main ring is connected to secondary rings in a way that minimizes resistance and corona discharge.</text:p>
      <text:p text:style-name="P20"/>
      <text:p text:style-name="P20">Secondary rings' projected planes are oriented at near right angle to main ring's projected plane.</text:p>
      <text:p text:style-name="P20"/>
      <text:p text:style-name="P20">Secondary rings may be equally spaced along the main ring, or grouped and the groupings spaced equally along the main ring.</text:p>
      <text:p text:style-name="P2"><text:tab/></text:p>
      <text:p text:style-name="P2">II.G. Peripheral equipment</text:p>
      <text:p text:style-name="P2"/>
      <text:p text:style-name="P2">Depending on application, a signal generator may be required to connect to an inductor conductor for energy input; Or, an electromagnet positioned at p2 with the magnetic pole oriented along the z axis of symmetry.</text:p>
      <text:p text:style-name="P2"/>
      <text:p text:style-name="P2">II.H. Maintenance, reliability, safety factors</text:p>
      <text:p text:style-name="P2"/>
      <text:p text:style-name="P2">Safety precautions should be used consistent with working with RF, microwave and other high-frequency high-voltage electromagnetic transmitters and where high-energy synchrotron radiation may be present.</text:p>
      <text:p text:style-name="P2"/>
      <text:p text:style-name="P2">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2"><text:soft-page-break/></text:p>
      <text:p text:style-name="P2">III. Innovation parameters</text:p>
      <text:p text:style-name="P2"/>
      <text:p text:style-name="P2">III.A. Novel or unique features</text:p>
      <text:p text:style-name="P2"/>
      <text:p text:style-name="P2">Resonance is driven by natural electromagnetic field collapse inducing a complementary field. Whereas the circuit is contained in a passive conductive material instead of an actively generated magnetic field. </text:p>
      <text:p text:style-name="P2"/>
      <text:p text:style-name="P2">III.B. Advantages of innovation</text:p>
      <text:p text:style-name="P2"/>
      <text:p text:style-name="P2">An ion drive may require less energy for same amount of thrust.</text:p>
      <text:p text:style-name="P2"/>
      <text:p text:style-name="P2">Airliners may be able to fly regardless of the presence of volcanic ash.</text:p>
      <text:p text:style-name="P2"/>
      <text:p text:style-name="P2">High voltage power transmission lines may have less losses or power conversion stations built less expensively.</text:p>
      <text:p text:style-name="P2"/>
      <text:p text:style-name="P2">Ultra high frequency motors or centrifuges might operate with greater efficiency.</text:p>
      <text:p text:style-name="P2"/>
      <text:p text:style-name="P2">Levitation may become a practical mode of transport in some situations.</text:p>
      <text:p text:style-name="P2"/>
      <text:p text:style-name="P2">Fluorescent lighting starters may not need to include hazardous and expensive materials such as mercury.</text:p>
      <text:p text:style-name="P2"/>
      <text:p text:style-name="P2">III.C. Development or new conceptual problems</text:p>
      <text:p text:style-name="P2"/>
      <text:p text:style-name="P2">By understanding boundary charge flow, faster and more effective electrical components may be designed with predictable EMI and subsequently less EMI issues.</text:p>
      <text:p text:style-name="P2"/>
      <text:p text:style-name="P2">III.D. Test data and source of error</text:p>
      <text:p text:style-name="P2"/>
      <text:p text:style-name="P2">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2"/>
      <text:p text:style-name="P2">III.E. Analysis of capabilities</text:p>
      <text:p text:style-name="P2"/>
      <text:p text:style-name="P2"><text:soft-page-break/>An untuned apparatus appears to work under poor conditions, suggesting this apparatus has potential in achieving design goals.</text:p>
      <text:p text:style-name="P2"/>
      <text:p text:style-name="P2">IV. Potential commercial applications and points of contact</text:p>
      <text:p text:style-name="P2"/>
      <text:p text:style-name="P2">Contact innovator.</text:p>
      <text:p text:style-name="P2"/>
      <text:p text:style-name="P2">V. Other</text:p>
      <text:p text:style-name="P2"/>
      <text:p text:style-name="P2">V.A. Additional documentation: none. </text:p>
      <text:p text:style-name="P2">V.B. Degree of technology significance: Major Breakthrough</text:p>
      <text:p text:style-name="P2">V.C. State of development: <text:s/>early design and prototyping</text:p>
      <text:p text:style-name="P2"/>
      <text:p text:style-name="P2">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2"/>
      <text:p text:style-name="P2">Benjamin Brink<text:tab/>20 May 2013</text:p>
      <text:p text:style-name="P2">innovator</text:p>
      <text:p text:style-name="P2"/>
      <text:p text:style-name="P2"/>
      <text:p text:style-name="P2">Liselotte Scheu<text:tab/>20 May 2013</text:p>
      <text:p text:style-name="P2">witness</text:p>
      <text:p text:style-name="P2"/>
      <text:p text:style-name="P2"/>
      <text:p text:style-name="P2">Eric Scheu<text:tab/><text:tab/>20 May 2013</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text-properties officeooo:rsid="00431774"/>
    </style:style>
    <style:style style:name="MT3" style:family="text"/>
    <style:style style:name="MT4"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10</text:page-number> of <text:page-count>10</text:page-count> on <text:date style:data-style-name="N84" text:date-value="2015-07-12T22:27:22.986514116">2015-07-12</text:date></text:p>
        <text:p text:style-name="MP1">file: README.odt<text:tab/><text:tab/><text:tab/><text:tab/><text:tab/>Copyright (c) 201<text:span text:style-name="MT1">5</text:span> <text:span text:style-name="MT2">Scheus Rainbow Army</text:span> </text:p>
        <text:p text:style-name="MP1">Licensed under the TAPR Open Hardware License (<text:a xlink:type="simple" xlink:href="http://www.tapr.org/OHL" text:style-name="Internet_20_link" text:visited-style-name="Visited_20_Internet_20_Link">www.tapr.org/OHL</text:a>) and </text:p>
        <text:p text:style-name="MP1"><text:span text:style-name="MT4">GNU General Public License version 3 ( </text:span><text:a xlink:type="simple" xlink:href="http://www.gnu.org/licenses" text:style-name="Internet_20_link" text:visited-style-name="Visited_20_Internet_20_Link"><text:span text:style-name="MT4">http://www.gnu.org/licenses</text:span></text:a><text:span text:style-name="MT4">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2T22:27:22.787680000</dc:date>
    <meta:editing-duration>P3DT10H57M33S</meta:editing-duration>
    <meta:editing-cycles>271</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10" meta:paragraph-count="149" meta:word-count="2773" meta:character-count="18516" meta:non-whitespace-character-count="15735"/>
  </office:meta>
</office:document-meta>
</file>